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3" calcext:value-type="float">
            <text:p>63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2.5" calcext:value-type="float">
            <text:p>32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45" calcext:value-type="float">
            <text:p>45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11T16:49:45.056957061</dc:date>
    <meta:editing-duration>PT2H41M55S</meta:editing-duration>
    <meta:editing-cycles>50</meta:editing-cycles>
    <meta:generator>LibreOffice/7.3.7.2$Linux_X86_64 LibreOffice_project/30$Build-2</meta:generator>
    <meta:document-statistic meta:table-count="1" meta:cell-count="195" meta:object-count="0"/>
  </office:meta>
</office:document-meta>
</file>